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35e6" officeooo:paragraph-rsid="000a35e6"/>
    </style:style>
    <style:style style:name="P2" style:family="paragraph" style:parent-style-name="Title">
      <style:text-properties officeooo:rsid="000a35e6" officeooo:paragraph-rsid="000a35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té : alignements célestes</text:p>
      <text:p text:style-name="P1">Utilise le programme à l’adresse <text:a xlink:type="simple" xlink:href="https://enseignantgolfouse.github.io/college/5eme/Systeme-Solaire/Systeme-Solaire.html" text:style-name="Internet_20_link" text:visited-style-name="Visited_20_Internet_20_Link">https://enseignantgolfouse.github.io/college/5eme/Systeme-Solaire/Systeme-Solaire.html</text:a> 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1-12-12T19:13:22.504871267</dc:date>
    <meta:editing-duration>PT1M2S</meta:editing-duration>
    <meta:editing-cycles>2</meta:editing-cycles>
    <meta:document-statistic meta:table-count="0" meta:image-count="0" meta:object-count="0" meta:page-count="1" meta:paragraph-count="2" meta:word-count="11" meta:character-count="152" meta:non-whitespace-character-count="143"/>
  </office:meta>
</office:document-meta>
</file>